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4473" officeooo:paragraph-rsid="000a4473"/>
    </style:style>
    <style:style style:name="P2" style:family="paragraph" style:parent-style-name="Standard">
      <style:paragraph-properties fo:text-align="start" style:justify-single-word="false"/>
      <style:text-properties officeooo:rsid="000a4473" officeooo:paragraph-rsid="000a4473"/>
    </style:style>
    <style:style style:name="P3" style:family="paragraph" style:parent-style-name="Standard">
      <style:paragraph-properties fo:text-align="justify" style:justify-single-word="false"/>
      <style:text-properties officeooo:rsid="000a4473" officeooo:paragraph-rsid="000edeff"/>
    </style:style>
    <style:style style:name="P4" style:family="paragraph" style:parent-style-name="Standard">
      <style:paragraph-properties fo:text-align="justify" style:justify-single-word="false"/>
      <style:text-properties officeooo:rsid="000a4473" officeooo:paragraph-rsid="000a4473"/>
    </style:style>
    <style:style style:name="P5" style:family="paragraph" style:parent-style-name="Standard">
      <style:paragraph-properties fo:text-align="justify" style:justify-single-word="false"/>
      <style:text-properties officeooo:rsid="000d5cb4" officeooo:paragraph-rsid="000d5cb4"/>
    </style:style>
    <style:style style:name="P6" style:family="paragraph" style:parent-style-name="Standard">
      <style:paragraph-properties fo:text-align="justify" style:justify-single-word="false"/>
      <style:text-properties officeooo:rsid="000d5cb4" officeooo:paragraph-rsid="000edeff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d5cb4" officeooo:paragraph-rsid="000edef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a4473" officeooo:paragraph-rsid="000edef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d5cb4" officeooo:paragraph-rsid="000edef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0d5cb4" officeooo:paragraph-rsid="000f32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fcb1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span text:style-name="T3">Casos de Teste</text:span></text:p>
      <text:p text:style-name="P1"/>
      <text:p text:style-name="P8">RF1 – O sistema deve permitir que os alunos visualizem apenas as suas notas obtidas por semestre letivo.</text:p>
      <text:p text:style-name="P3"><text:line-break/>Entrada : O aluno entra na parte do sistema em as suas notas estão disponíveis.</text:p>
      <text:p text:style-name="P3"><text:line-break/>Saída esperada: O aluno consegue consultar as notas de todas as disciplinas que ele esteja pegando.</text:p>
      <text:p text:style-name="P3"><text:line-break/>Saída com falha: O aluno consegue consultar as suas notas e a de todos os outros alunos das disciplinas que ele esteja pegando.<text:tab/><text:line-break/><text:line-break/><text:span text:style-name="T1">RF2 – O Sistema </text:span><text:span text:style-name="T2">deve </text:span><text:span text:style-name="T1">efetuar o lançamento das notas das disciplinas lecionadas em um semestre letivo e controlar os prazos e atrasos neste lançamento.</text:span></text:p>
      <text:p text:style-name="P3"><text:line-break/>Entrada : As notas devem ser lançadas até no máximo dia 29/07/2016.</text:p>
      <text:p text:style-name="P3"><text:line-break/>Saída esperada: Todas as notas foram lançadas até o prazo permitido.</text:p>
      <text:p text:style-name="P3"><text:line-break/>Saída com falha: Algumas notas foram lançadas dia 30/07/2016.</text:p>
      <text:p text:style-name="P5"/>
      <text:p text:style-name="P7">RF3 – O Sistema deve mostrar para o aluno em seu currículo escolar se ele foi aprovado ou reprovado na disciplina.</text:p>
      <text:p text:style-name="P6"><text:line-break/>Entrada : O aluno foi com média 7.5 e com 80% de frequência na disciplina</text:p>
      <text:p text:style-name="P6"><text:line-break/>Saída esperada: Aluno foi aprovado na disciplina</text:p>
      <text:p text:style-name="P6"/>
      <text:p text:style-name="P6">Saída com falha: Aluno reprovado por frequência.<text:tab/><text:line-break/><text:line-break/><text:span text:style-name="T1">RF4 – O Sistema deve permitir a abertura de turmas para uma disciplina, assim como a definição de salas e laboratórios a serem utilizados e dos horários e dias da semana em que haverá aulas de tal turma e a quantidade máxima de alunos que a turma poderá ter.</text:span></text:p>
      <text:p text:style-name="P6"><text:line-break/>Entrada : Uma turma de disciplina pode ter no máximo 40 alunos inscritos.</text:p>
      <text:p text:style-name="P6"><text:line-break/>Saída esperada: 40 alunos foram inscritos na disciplina e as inscrições foram finalizadas</text:p>
      <text:p text:style-name="P6"><text:line-break/>Saída com falha: 45 alunos foram inscritos na disciplina com que tem capacidade pra 40.<text:line-break/></text:p>
      <text:p text:style-name="P7">RF5 – O Sistema deve permitir que os alunos realizem a inscrição em disciplinas de um semestre letivo.</text:p>
      <text:p text:style-name="P6"><text:line-break/>Entrada : Um aluno só pode se inscrever em uma disciplina se ele tiver os pré-requisitos necessários para a mesma.</text:p>
      <text:p text:style-name="P6"><text:line-break/>Saída esperada: Aluno não consegue se inscrever na disciplina pois ainda lhe faltam alguns requisitos. Exemplo : Não consegue se inscrever em Cálculo 2 pois não foi aprovado em Cálculo 1.</text:p>
      <text:p text:style-name="P6"><text:line-break/>Saída com falha: Aluno consegue se inscrever em disciplina mesmo não tendo os pré-requisitos necessários. Exemplo : O aluno conseguiu se inscrever em Programação 2 sem ter sido aprovado em Programação 1.<text:tab/><text:line-break/><text:soft-page-break/></text:p>
      <text:p text:style-name="P7">RF6 – O Sistema deve permitir o controle do andamento das inscrições em disciplinas feitas por alunos.</text:p>
      <text:p text:style-name="P6"><text:line-break/>Entrada : Um aluno não pode se inscrever em uma quantidade de disciplinas cuja soma de créditos ultrapasse 20.</text:p>
      <text:p text:style-name="P6"><text:line-break/>Saída esperada: Aluno completa sua inscrição em disciplinas com a soma de créditos no total de 19.</text:p>
      <text:p text:style-name="P6"><text:line-break/>Saída com falha: Aluno consegue completar sua inscrição em disciplinas com a soma de créditos no total de 23.<text:tab/><text:line-break/></text:p>
      <text:p text:style-name="P10"><text:span text:style-name="T1">RF7 – O Sistema deve-se comunicar com o “Sistema de Recursos Humanos” para obter dados cadastrais sobre os professores (graduação, conhecimentos, etc).</text:span></text:p>
      <text:p text:style-name="P10"><text:span text:style-name="T1"><text:tab/></text:span><text:line-break/>Entrada : Um professor não pode lecionar disciplinas para as quais não esteja habilitado.</text:p>
      <text:p text:style-name="P6"><text:line-break/>Saída esperada: Um professor graduado em “Ciências da Computação” com amplo conhecimento em “Programação” leciona a disciplina de “Introdução a Programação”.</text:p>
      <text:p text:style-name="P6"><text:line-break/>Saída com falha: Um professor graduado em “Administração” com pouco conhecimento em software leciona a disciplina “Construção de Software”.<text:tab/><text:line-break/></text:p>
      <text:p text:style-name="P7">RF8 – O Sistema deve-se comunicar com o “Sistema de Faturamento” para informar as inscrições realizadas pelos alunos.</text:p>
      <text:p text:style-name="P6"><text:line-break/>Entrada : O Sistema informa ao sistema de faturamento que foram feitas mais 3 novas inscrições por alunos.</text:p>
      <text:p text:style-name="P6"><text:line-break/>Saída esperada : O sistema de faturamento atualiza o banco de dados com essas 3 novas inscrições realizadas.</text:p>
      <text:p text:style-name="P6"><text:line-break/>Saída com falha : O sistema de faturamento atualiza o banco de dados com apenas 1 nova inscrição realizada.<text:line-break/></text:p>
      <text:p text:style-name="P7">RF9 – O sistema deve manter informações cadastrais sobre os alunos e seus históricos escolares, bem como das disciplinas no currículo escolar.</text:p>
      <text:p text:style-name="P6"><text:line-break/>Entrada : O Aluno quer ter conhecimento de todas as matérias que ele se inscreveu.</text:p>
      <text:p text:style-name="P6"><text:line-break/>Saída esperada : O histórico escolar tem todas as matérias em que o aluno se inscreveu.</text:p>
      <text:p text:style-name="P6"><text:line-break/>Saída com falha : O histórico escolar só tem as matérias em que o aluno conseguiu ser aprovado.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RF10 - O sistema deve estar disponível para os usuários, alunos, professores, etc. o acessarem, via internet, na rede local da faculdade.</text:p>
      <text:p text:style-name="P6"><text:line-break/>Entrada : Os usuários só podem acessar o sistema por meio da autenticação com logins e senhas individuais.</text:p>
      <text:p text:style-name="P6"><text:line-break/>Saída esperada : Um aluno se conecta ao sistema através do login e senha que ele criou para se autenticar.</text:p>
      <text:p text:style-name="P6"><text:line-break/>Saída com falha : Um professor consegue entrar no sistema sem precisar se autenticar.<text:line-break/></text:p>
      <text:p text:style-name="P7">RF11 – Professores possuem permissão para atualizar os dados (notas, frequências) das turmas atribuídas a ele por semestre.</text:p>
      <text:p text:style-name="P6"><text:line-break/>Entrada : Aos usuários do sistema serão atribuídos perfis de acordo com suas permissões no sistema.</text:p>
      <text:p text:style-name="P6"><text:line-break/>Saída esperada : Um professor consegue atualizar a frequência de cada aluno conforme as aulas vão acontecendo.</text:p>
      <text:p text:style-name="P6"><text:line-break/>Saída com falha : Um aluno consegue modificar, atualizar, a nota da sua prova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6:42:52.532000000</meta:creation-date>
    <dc:date>2016-07-15T18:09:49.583000000</dc:date>
    <meta:editing-duration>PT44M22S</meta:editing-duration>
    <meta:editing-cycles>3</meta:editing-cycles>
    <meta:generator>LibreOffice/4.3.3.2$Windows_x86 LibreOffice_project/9bb7eadab57b6755b1265afa86e04bf45fbfc644</meta:generator>
    <meta:document-statistic meta:table-count="0" meta:image-count="0" meta:object-count="0" meta:page-count="3" meta:paragraph-count="43" meta:word-count="794" meta:character-count="4862" meta:non-whitespace-character-count="4049"/>
  </office:meta>
</office:document-meta>
</file>